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9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otted" svg:stroke-width="0.1cm" draw:marker-start-width="0.2cm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898cm" svg:y1="3.024cm" svg:x2="25.703cm" svg:y2="2.835cm">
          <text:p/>
        </draw:line>
        <draw:custom-shape draw:style-name="gr2" draw:text-style-name="P1" draw:layer="layout" svg:width="2.173cm" svg:height="2.173cm" svg:x="4.767cm" svg:y="1.977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73cm" svg:height="2.173cm" svg:x="16.017cm" svg:y="1.927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764cm" svg:height="3.316cm" svg:x="2.982cm" svg:y="4.197cm">
          <text:p text:style-name="P1">ude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449cm" svg:height="3.355cm" svg:x="12.394cm" svg:y="4.167cm">
          <text:p text:style-name="P1">syste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46cm" svg:height="2.835cm" svg:x="12.594cm" svg:y="4.587cm">
          <text:p text:style-name="P2">journ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layer="layout" svg:width="6.803cm" svg:height="2.187cm" svg:x="6.048cm" svg:y="13.844cm">
          <draw:text-box>
            <text:p/>
          </draw:text-box>
        </draw:frame>
        <draw:frame draw:style-name="gr6" draw:layer="layout" svg:width="2.263cm" svg:height="0.962cm" svg:x="9.119cm" svg:y="1.873cm">
          <draw:text-box>
            <text:p>D-Bus</text:p>
          </draw:text-box>
        </draw:frame>
        <draw:line draw:style-name="gr7" draw:text-style-name="P1" draw:layer="layout" svg:x1="10.253cm" svg:y1="9.887cm" svg:x2="10.128cm" svg:y2="3.186cm">
          <text:p/>
        </draw:line>
        <draw:custom-shape draw:style-name="gr2" draw:text-style-name="P1" draw:layer="layout" svg:width="2.173cm" svg:height="2.173cm" svg:x="24.667cm" svg:y="4.676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1.843cm" svg:y1="5.859cm" svg:x2="24.667cm" svg:y2="5.859cm">
          <text:p/>
        </draw:line>
        <draw:custom-shape draw:style-name="gr8" draw:text-style-name="P1" draw:layer="layout" svg:width="4.299cm" svg:height="1.985cm" svg:x="16.725cm" svg:y="9.786cm">
          <text:p text:style-name="P1">/dev/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5.433cm" svg:height="1.653cm" svg:x="21.876cm" svg:y="13.388cm">
          <text:p text:style-name="P1">da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433cm" svg:height="1.653cm" svg:x="10.926cm" svg:y="13.337cm">
          <text:p text:style-name="P1">syslog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433cm" svg:height="1.653cm" svg:x="7.476cm" svg:y="9.887cm">
          <text:p text:style-name="P1">syslog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979cm" svg:height="0.962cm" svg:x="22.12cm" svg:y="4.573cm">
          <draw:text-box>
            <text:p>listen</text:p>
          </draw:text-box>
        </draw:frame>
        <draw:line draw:style-name="gr10" draw:text-style-name="P1" draw:layer="layout" svg:x1="24.569cm" svg:y1="13.388cm" svg:x2="25.75cm" svg:y2="6.849cm">
          <text:p/>
        </draw:line>
        <draw:frame draw:style-name="gr6" draw:layer="layout" svg:width="2.72cm" svg:height="0.962cm" svg:x="22.521cm" svg:y="8.973cm">
          <draw:text-box>
            <text:p>connect</text:p>
          </draw:text-box>
        </draw:frame>
        <draw:line draw:style-name="gr11" draw:text-style-name="P1" draw:layer="layout" svg:x1="21.876cm" svg:y1="14.08cm" svg:x2="20.411cm" svg:y2="11.387cm">
          <text:p/>
        </draw:line>
        <draw:line draw:style-name="gr11" draw:text-style-name="P1" draw:layer="layout" svg:x1="18.805cm" svg:y1="9.686cm" svg:x2="15.24cm" svg:y2="6.001cm">
          <text:p/>
        </draw:line>
        <draw:line draw:style-name="gr11" draw:text-style-name="P1" draw:layer="layout" svg:x1="13.938cm" svg:y1="7.522cm" svg:x2="13.985cm" svg:y2="13.337cm">
          <text:p/>
        </draw:line>
        <draw:line draw:style-name="gr11" draw:text-style-name="P1" draw:layer="layout" svg:x1="12.909cm" svg:y1="10.773cm" svg:x2="16.725cm" svg:y2="10.773cm">
          <text:p/>
        </draw:line>
        <draw:frame draw:style-name="gr6" draw:layer="layout" svg:width="3.042cm" svg:height="1.06cm" svg:x="21.721cm" svg:y="11.973cm">
          <draw:text-box>
            <text:p>ロギング</text:p>
          </draw:text-box>
        </draw:frame>
        <draw:frame draw:style-name="gr6" draw:layer="layout" svg:width="3.042cm" svg:height="1.06cm" svg:x="14.121cm" svg:y="11.073cm">
          <draw:text-box>
            <text:p>ロギング</text:p>
          </draw:text-box>
        </draw:frame>
        <draw:line draw:style-name="gr7" draw:text-style-name="P1" draw:layer="layout" svg:x1="5.916cm" svg:y1="11.954cm" svg:x2="5.916cm" svg:y2="7.687cm">
          <text:p/>
        </draw:line>
        <draw:frame draw:style-name="gr6" draw:layer="layout" svg:width="4.312cm" svg:height="1.06cm" svg:x="3.721cm" svg:y="12.373cm">
          <draw:text-box>
            <text:p>デバイス検出</text:p>
          </draw:text-box>
        </draw:frame>
        <draw:frame draw:style-name="gr6" draw:layer="layout" svg:width="13.274cm" svg:height="0.962cm" svg:x="14.352cm" svg:y="15.851cm">
          <draw:text-box>
            <text:p><text:a xlink:href="http://www.slideshare.net/moriwaka/systemd">http://www.slideshare.net/moriwaka/systemd</text:a> <text:s/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7T14:39:00</meta:creation-date>
    <dc:date>2012-11-17T15:09:37</dc:date>
    <meta:editing-duration>PT15M17S</meta:editing-duration>
    <meta:editing-cycles>1</meta:editing-cycles>
    <meta:generator>LibreOffice/3.5$Linux_X86_64 LibreOffice_project/350m1$Build-2</meta:generator>
    <meta:document-statistic meta:object-count="50"/>
  </office:meta>
</office:document-meta>
</file>